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0f4" officeooo:paragraph-rsid="001e00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d</text:p>
      <text:p text:style-name="P1">ls</text:p>
      <text:p text:style-name="P1">pwd</text:p>
      <text:p text:style-name="P1">mkdir</text:p>
      <text:p text:style-name="P1">touch ,mv,cat,cp,rm,</text:p>
      <text:p text:style-name="P1">mv- for mooving files</text:p>
      <text:p text:style-name="P1">cp -copy</text:p>
      <text:p text:style-name="P1">touch- make extension make file</text:p>
      <text:p text:style-name="P1">pwd</text:p>
      <text:p text:style-name="P1">rm -delete individual file</text:p>
      <text:p text:style-name="P1">rm-r delete fold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3T18:58:00.728669914</meta:creation-date>
    <dc:date>2023-02-03T19:11:14.369296322</dc:date>
    <meta:editing-duration>PT3M3S</meta:editing-duration>
    <meta:editing-cycles>1</meta:editing-cycles>
    <meta:document-statistic meta:table-count="0" meta:image-count="0" meta:object-count="0" meta:page-count="1" meta:paragraph-count="11" meta:word-count="25" meta:character-count="139" meta:non-whitespace-character-count="125"/>
    <meta:generator>LibreOffice/6.4.7.2$Linux_X86_64 LibreOffice_project/40$Build-2</meta:generator>
  </office:meta>
</office:document-meta>
</file>